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8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glyph-orientation-vertical="0" fo:background-color="#eeeee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bold" style:font-size-asian="8pt" style:font-style-asian="normal" style:font-weight-asian="bold" style:font-name-complex="MS Sans Serif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7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UNIRIO – BSI</text:p>
          </table:table-cell>
          <table:covered-table-cell table:number-columns-repeated="2" table:style-name="ce5"/>
        </table:table-row>
        <table:table-row table:style-name="ro1">
          <table:table-cell table:style-name="ce1" office:value-type="string" calcext:value-type="string" table:number-columns-spanned="3" table:number-rows-spanned="1">
            <text:p>Alunos Matriculados em 2017.2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5" office:value-type="string" calcext:value-type="string">
            <text:p>Matrícula</text:p>
          </table:table-cell>
          <table:table-cell table:style-name="ce5" office:value-type="string" calcext:value-type="string">
            <text:p>Alun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32210036</text:p>
          </table:table-cell>
          <table:table-cell table:style-name="ce6" office:value-type="string" calcext:value-type="string">
            <text:p>Adriano Cabral Linhares Mourthé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22210025</text:p>
          </table:table-cell>
          <table:table-cell table:style-name="ce6" office:value-type="string" calcext:value-type="string">
            <text:p>Airton de Oliveira dos Reis Junior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20112210001</text:p>
          </table:table-cell>
          <table:table-cell table:style-name="ce6" office:value-type="string" calcext:value-type="string">
            <text:p>Alain Pereira da Silva dos Santo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20121210006</text:p>
          </table:table-cell>
          <table:table-cell table:style-name="ce6" office:value-type="string" calcext:value-type="string">
            <text:p>Alan da Silva Sant´Anna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20132210029</text:p>
          </table:table-cell>
          <table:table-cell table:style-name="ce6" office:value-type="string" calcext:value-type="string">
            <text:p>Alexandre Patriota de Lima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20122210029</text:p>
          </table:table-cell>
          <table:table-cell table:style-name="ce6" office:value-type="string" calcext:value-type="string">
            <text:p>Alexsander Nolasco da Silveira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20101210019</text:p>
          </table:table-cell>
          <table:table-cell table:style-name="ce6" office:value-type="string" calcext:value-type="string">
            <text:p>Alice da Fonseca Monteiro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20102210001</text:p>
          </table:table-cell>
          <table:table-cell table:style-name="ce6" office:value-type="string" calcext:value-type="string">
            <text:p>Aline Sales da Silva Guedes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20152210012</text:p>
          </table:table-cell>
          <table:table-cell table:style-name="ce6" office:value-type="string" calcext:value-type="string">
            <text:p>ALAN LONES DOS SANTOS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20161210010</text:p>
          </table:table-cell>
          <table:table-cell table:style-name="ce6" office:value-type="string" calcext:value-type="string">
            <text:p>ALEXANDRE ALVES DOS SANTOS ROTHIER DUARTE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20172210030</text:p>
          </table:table-cell>
          <table:table-cell table:style-name="ce6" office:value-type="string" calcext:value-type="string">
            <text:p>ALEXANDRE DOS SANTOS DA SILVA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20172210034</text:p>
          </table:table-cell>
          <table:table-cell table:style-name="ce6" office:value-type="string" calcext:value-type="string">
            <text:p>ALEXANDRE FERNANDO CHAGAS BRAGA BORGES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20172210015</text:p>
          </table:table-cell>
          <table:table-cell table:style-name="ce6" office:value-type="string" calcext:value-type="string">
            <text:p>ALLAN ALFENA DE SOUZA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20151210023</text:p>
          </table:table-cell>
          <table:table-cell table:style-name="ce6" office:value-type="string" calcext:value-type="string">
            <text:p>ALLAN DOS SANTOS MAGALHAES DE SOUSA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20151210018</text:p>
          </table:table-cell>
          <table:table-cell table:style-name="ce6" office:value-type="string" calcext:value-type="string">
            <text:p>ANA BEATRIZ VALENTINA VIEIRA NOVO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20172210014</text:p>
          </table:table-cell>
          <table:table-cell table:style-name="ce6" office:value-type="string" calcext:value-type="string">
            <text:p>ANA GLEICE DA SILVA SANTOS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20152210036</text:p>
          </table:table-cell>
          <table:table-cell table:style-name="ce6" office:value-type="string" calcext:value-type="string">
            <text:p>ANDERSON TAVARES QUEIROZ AFONSO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20172210016</text:p>
          </table:table-cell>
          <table:table-cell table:style-name="ce6" office:value-type="string" calcext:value-type="string">
            <text:p>ANDRE COSTA DA SILVA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20162210033</text:p>
          </table:table-cell>
          <table:table-cell table:style-name="ce6" office:value-type="string" calcext:value-type="string">
            <text:p>ANDRE LUIZ PAULINO DE SOUSA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20171210025</text:p>
          </table:table-cell>
          <table:table-cell table:style-name="ce6" office:value-type="string" calcext:value-type="string">
            <text:p>ANDRE LUIZ REIS COPELLI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20172210039</text:p>
          </table:table-cell>
          <table:table-cell table:style-name="ce6" office:value-type="string" calcext:value-type="string">
            <text:p>ANDRE VASCONCELOS CAVALCANTI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20141210028</text:p>
          </table:table-cell>
          <table:table-cell table:style-name="ce6" office:value-type="string" calcext:value-type="string">
            <text:p>ANDRESSA ALVES GUERRA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20152210013</text:p>
          </table:table-cell>
          <table:table-cell table:style-name="ce6" office:value-type="string" calcext:value-type="string">
            <text:p>ANGELLUS PEREIRA PAIXAO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20132210017</text:p>
          </table:table-cell>
          <table:table-cell table:style-name="ce6" office:value-type="string" calcext:value-type="string">
            <text:p>Arthur de Oliveira Lopes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20122210006</text:p>
          </table:table-cell>
          <table:table-cell table:style-name="ce6" office:value-type="string" calcext:value-type="string">
            <text:p>Arthur Ferreira Pinto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20171210023</text:p>
          </table:table-cell>
          <table:table-cell table:style-name="ce6" office:value-type="string" calcext:value-type="string">
            <text:p>ARLINDO DE SOUZA DE OLIVEIRA FILHO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20122210001</text:p>
          </table:table-cell>
          <table:table-cell table:style-name="ce6" office:value-type="string" calcext:value-type="string">
            <text:p>Augusto Ladeira Guimarães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20171210014</text:p>
          </table:table-cell>
          <table:table-cell table:style-name="ce6" office:value-type="string" calcext:value-type="string">
            <text:p>AUGUSTO HEIL DE ASSUNCAO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20171210036</text:p>
          </table:table-cell>
          <table:table-cell table:style-name="ce6" office:value-type="string" calcext:value-type="string">
            <text:p>BARBARA BEATO RIBEIRO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20121210034</text:p>
          </table:table-cell>
          <table:table-cell table:style-name="ce6" office:value-type="string" calcext:value-type="string">
            <text:p>Bernardo Roedel Coimbra de Gouvêa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20162210039</text:p>
          </table:table-cell>
          <table:table-cell table:style-name="ce6" office:value-type="string" calcext:value-type="string">
            <text:p>BEATRIZ BARRETO VIANNA E SILVA CORONHA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20171210010</text:p>
          </table:table-cell>
          <table:table-cell table:style-name="ce6" office:value-type="string" calcext:value-type="string">
            <text:p>BEATRIZ DE CARVALHO FELIX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20142210023</text:p>
          </table:table-cell>
          <table:table-cell table:style-name="ce6" office:value-type="string" calcext:value-type="string">
            <text:p>BERNARDO CIRNE SEVERO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20111210006</text:p>
          </table:table-cell>
          <table:table-cell table:style-name="ce6" office:value-type="string" calcext:value-type="string">
            <text:p>Bianca de Paiva Orsi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20141210009</text:p>
          </table:table-cell>
          <table:table-cell table:style-name="ce6" office:value-type="string" calcext:value-type="string">
            <text:p>BIANCA RODRIGUES TEIXEIRA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20171210002</text:p>
          </table:table-cell>
          <table:table-cell table:style-name="ce6" office:value-type="string" calcext:value-type="string">
            <text:p>Bruno Maciel Pinto Da Silva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20132210032</text:p>
          </table:table-cell>
          <table:table-cell table:style-name="ce6" office:value-type="string" calcext:value-type="string">
            <text:p>Bruno Sales Domingos da Silva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20171210035</text:p>
          </table:table-cell>
          <table:table-cell table:style-name="ce6" office:value-type="string" calcext:value-type="string">
            <text:p>BRENO COSTA DA SILVA FILGUEIRAS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20172210006</text:p>
          </table:table-cell>
          <table:table-cell table:style-name="ce6" office:value-type="string" calcext:value-type="string">
            <text:p>BRENO DA SILVA SOUSA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20172210018</text:p>
          </table:table-cell>
          <table:table-cell table:style-name="ce6" office:value-type="string" calcext:value-type="string">
            <text:p>BRENO DOS SANTOS MAIA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20161210005</text:p>
          </table:table-cell>
          <table:table-cell table:style-name="ce6" office:value-type="string" calcext:value-type="string">
            <text:p>BRENO PHILLIP MENDES BARONTE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20172210021</text:p>
          </table:table-cell>
          <table:table-cell table:style-name="ce6" office:value-type="string" calcext:value-type="string">
            <text:p>BRUNO ANGELO SEBBEN MARINHO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20142210008</text:p>
          </table:table-cell>
          <table:table-cell table:style-name="ce6" office:value-type="string" calcext:value-type="string">
            <text:p>BRUNO BARBOSA FRANCO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20141210017</text:p>
          </table:table-cell>
          <table:table-cell table:style-name="ce6" office:value-type="string" calcext:value-type="string">
            <text:p>BRUNO BUCK BRIGAGAO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20171210037</text:p>
          </table:table-cell>
          <table:table-cell table:style-name="ce6" office:value-type="string" calcext:value-type="string">
            <text:p>BRUNO CESAR BARREIROS ALVES PEREIRA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20142210012</text:p>
          </table:table-cell>
          <table:table-cell table:style-name="ce6" office:value-type="string" calcext:value-type="string">
            <text:p>BRUNO FERREIRA BRUM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20122210019</text:p>
          </table:table-cell>
          <table:table-cell table:style-name="ce6" office:value-type="string" calcext:value-type="string">
            <text:p>Carlos Bruno Pereira dos Reis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20132210024</text:p>
          </table:table-cell>
          <table:table-cell table:style-name="ce6" office:value-type="string" calcext:value-type="string">
            <text:p>Carlos Humberto Castello Branco Gonçalves Filho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20161210020</text:p>
          </table:table-cell>
          <table:table-cell table:style-name="ce6" office:value-type="string" calcext:value-type="string">
            <text:p>Cayo Mauricio Pereira de Souza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20162210023</text:p>
          </table:table-cell>
          <table:table-cell table:style-name="ce6" office:value-type="string" calcext:value-type="string">
            <text:p>CAIO DE ALMEIDA EPPENSTEIN DE CARVALHO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20162210027</text:p>
          </table:table-cell>
          <table:table-cell table:style-name="ce6" office:value-type="string" calcext:value-type="string">
            <text:p>CARLOS EDUARDO DE LIMA DE SOUZA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20151210005</text:p>
          </table:table-cell>
          <table:table-cell table:style-name="ce6" office:value-type="string" calcext:value-type="string">
            <text:p>CARLOS LESSA DE VASCONCELLOS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20141210032</text:p>
          </table:table-cell>
          <table:table-cell table:style-name="ce6" office:value-type="string" calcext:value-type="string">
            <text:p>CAROLINA DE CARVALHO MARCHIORO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20172210041</text:p>
          </table:table-cell>
          <table:table-cell table:style-name="ce6" office:value-type="string" calcext:value-type="string">
            <text:p>CAROLINA FANTINI ROCHA DE SOUZA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20151210013</text:p>
          </table:table-cell>
          <table:table-cell table:style-name="ce6" office:value-type="string" calcext:value-type="string">
            <text:p>CASSIO HENRIQUE CABRAL CIDRINI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20131210038</text:p>
          </table:table-cell>
          <table:table-cell table:style-name="ce6" office:value-type="string" calcext:value-type="string">
            <text:p>Cibele Poubel Portella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20112210008</text:p>
          </table:table-cell>
          <table:table-cell table:style-name="ce6" office:value-type="string" calcext:value-type="string">
            <text:p>Claudio Ribeiro Dietrich Júnior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20152210033</text:p>
          </table:table-cell>
          <table:table-cell table:style-name="ce6" office:value-type="string" calcext:value-type="string">
            <text:p>CRISTANGENE FERREIRA LIMA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20132210028</text:p>
          </table:table-cell>
          <table:table-cell table:style-name="ce6" office:value-type="string" calcext:value-type="string">
            <text:p>Daniel da Cruz Corrêa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20132210030</text:p>
          </table:table-cell>
          <table:table-cell table:style-name="ce6" office:value-type="string" calcext:value-type="string">
            <text:p>Daniel Quintana de Andrade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20111210011</text:p>
          </table:table-cell>
          <table:table-cell table:style-name="ce6" office:value-type="string" calcext:value-type="string">
            <text:p>Danielle Gilaberte de Almeida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20131210013</text:p>
          </table:table-cell>
          <table:table-cell table:style-name="ce6" office:value-type="string" calcext:value-type="string">
            <text:p>Davi Anjos de Faria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20171210038</text:p>
          </table:table-cell>
          <table:table-cell table:style-name="ce6" office:value-type="string" calcext:value-type="string">
            <text:p>DANIEL COELHO DE OLIVEIRA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20172210002</text:p>
          </table:table-cell>
          <table:table-cell table:style-name="ce6" office:value-type="string" calcext:value-type="string">
            <text:p>DANIEL CORDEIRO PEREIRA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20162210010</text:p>
          </table:table-cell>
          <table:table-cell table:style-name="ce6" office:value-type="string" calcext:value-type="string">
            <text:p>DANIEL OLIVEIRA ANDRADE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20141210031</text:p>
          </table:table-cell>
          <table:table-cell table:style-name="ce6" office:value-type="string" calcext:value-type="string">
            <text:p>DANIEL PADRENOSSO GOUY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20172210019</text:p>
          </table:table-cell>
          <table:table-cell table:style-name="ce6" office:value-type="string" calcext:value-type="string">
            <text:p>DANIEL SANTOS DE LIMA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20151210003</text:p>
          </table:table-cell>
          <table:table-cell table:style-name="ce6" office:value-type="string" calcext:value-type="string">
            <text:p>DANIEL VILLACA DE OLIVEIRA SILVA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20171210009</text:p>
          </table:table-cell>
          <table:table-cell table:style-name="ce6" office:value-type="string" calcext:value-type="string">
            <text:p>DAVI GERVASIO COUTINHO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20132210007</text:p>
          </table:table-cell>
          <table:table-cell table:style-name="ce6" office:value-type="string" calcext:value-type="string">
            <text:p>Débora França de Oliveira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20111210012</text:p>
          </table:table-cell>
          <table:table-cell table:style-name="ce6" office:value-type="string" calcext:value-type="string">
            <text:p>Diogo Ferreira de Freitas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20152210007</text:p>
          </table:table-cell>
          <table:table-cell table:style-name="ce6" office:value-type="string" calcext:value-type="string">
            <text:p>DIEGO BARCANTE PIRES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20162210005</text:p>
          </table:table-cell>
          <table:table-cell table:style-name="ce6" office:value-type="string" calcext:value-type="string">
            <text:p>DOUGLAS QUINTANILHA BARBOSA FERREIRA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20162210004</text:p>
          </table:table-cell>
          <table:table-cell table:style-name="ce6" office:value-type="string" calcext:value-type="string">
            <text:p>EDUARDO JOSE FELIX QUINTELLA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20172210028</text:p>
          </table:table-cell>
          <table:table-cell table:style-name="ce6" office:value-type="string" calcext:value-type="string">
            <text:p>ELMO SANCHES GUIMARAES JUNIOR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20171210029</text:p>
          </table:table-cell>
          <table:table-cell table:style-name="ce6" office:value-type="string" calcext:value-type="string">
            <text:p>ENRIQUE VERAS DIOGO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20122210020</text:p>
          </table:table-cell>
          <table:table-cell table:style-name="ce6" office:value-type="string" calcext:value-type="string">
            <text:p>Erick Nascimento de Oliveira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20151210028</text:p>
          </table:table-cell>
          <table:table-cell table:style-name="ce6" office:value-type="string" calcext:value-type="string">
            <text:p>ERICK JOE ARAUJO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20172210004</text:p>
          </table:table-cell>
          <table:table-cell table:style-name="ce6" office:value-type="string" calcext:value-type="string">
            <text:p>ERNESTO DE LIMA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20152210034</text:p>
          </table:table-cell>
          <table:table-cell table:style-name="ce6" office:value-type="string" calcext:value-type="string">
            <text:p>FABIO DE MORAES PORTELA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20122210030</text:p>
          </table:table-cell>
          <table:table-cell table:style-name="ce6" office:value-type="string" calcext:value-type="string">
            <text:p>Felipe Peixoto da Silva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20122210027</text:p>
          </table:table-cell>
          <table:table-cell table:style-name="ce6" office:value-type="string" calcext:value-type="string">
            <text:p>Fernando Cavalcanti Ferreira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20162210032</text:p>
          </table:table-cell>
          <table:table-cell table:style-name="ce6" office:value-type="string" calcext:value-type="string">
            <text:p>FELIPE DA SILVA LANCELOTTE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20141210030</text:p>
          </table:table-cell>
          <table:table-cell table:style-name="ce6" office:value-type="string" calcext:value-type="string">
            <text:p>FERNANDO CARDOSO DURIER DA SILVA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20162210020</text:p>
          </table:table-cell>
          <table:table-cell table:style-name="ce6" office:value-type="string" calcext:value-type="string">
            <text:p>FERNANDO COCCO CORDOVIL DE MACEDO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20172210029</text:p>
          </table:table-cell>
          <table:table-cell table:style-name="ce6" office:value-type="string" calcext:value-type="string">
            <text:p>FERNANDO DEGLE ESPOSTE BRAGA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20161210002</text:p>
          </table:table-cell>
          <table:table-cell table:style-name="ce6" office:value-type="string" calcext:value-type="string">
            <text:p>FILIPE ALBUQUERQUE BRAUNS CAZELGRANDI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20141210005</text:p>
          </table:table-cell>
          <table:table-cell table:style-name="ce6" office:value-type="string" calcext:value-type="string">
            <text:p>FILIPE ESTEVES GONCALVES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20132210015</text:p>
          </table:table-cell>
          <table:table-cell table:style-name="ce6" office:value-type="string" calcext:value-type="string">
            <text:p>Gabriel Castrillon Silva dos Santos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20121210014</text:p>
          </table:table-cell>
          <table:table-cell table:style-name="ce6" office:value-type="string" calcext:value-type="string">
            <text:p>Gabriel Diniz Tormin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20131210023</text:p>
          </table:table-cell>
          <table:table-cell table:style-name="ce6" office:value-type="string" calcext:value-type="string">
            <text:p>Gabriel Morais Teixeira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20132210019</text:p>
          </table:table-cell>
          <table:table-cell table:style-name="ce6" office:value-type="string" calcext:value-type="string">
            <text:p>Gabriella da Silva de Souza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20151210025</text:p>
          </table:table-cell>
          <table:table-cell table:style-name="ce6" office:value-type="string" calcext:value-type="string">
            <text:p>GABRIEL BUZAK ZAMPIERI DE AZEVEDO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20161210018</text:p>
          </table:table-cell>
          <table:table-cell table:style-name="ce6" office:value-type="string" calcext:value-type="string">
            <text:p>GABRIEL FUMYA KANAZAWA TRINDADE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20172210022</text:p>
          </table:table-cell>
          <table:table-cell table:style-name="ce6" office:value-type="string" calcext:value-type="string">
            <text:p>GABRIEL JANSEN DE MENEZES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20162210015</text:p>
          </table:table-cell>
          <table:table-cell table:style-name="ce6" office:value-type="string" calcext:value-type="string">
            <text:p>GABRIEL NOGUEIRA RIBEIRO</text:p>
          </table:table-cell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20132210013</text:p>
          </table:table-cell>
          <table:table-cell table:style-name="ce6" office:value-type="string" calcext:value-type="string">
            <text:p>Getulio Pereira de Vasconcellos Filho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20162210035</text:p>
          </table:table-cell>
          <table:table-cell table:style-name="ce6" office:value-type="string" calcext:value-type="string">
            <text:p>GERSON AUGUSTO MENDONCA DA CONCEICAO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20132210025</text:p>
          </table:table-cell>
          <table:table-cell table:style-name="ce6" office:value-type="string" calcext:value-type="string">
            <text:p>Géssica Maria Fontenele Torquato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20131210035</text:p>
          </table:table-cell>
          <table:table-cell table:style-name="ce6" office:value-type="string" calcext:value-type="string">
            <text:p>Gian Biolchini Abi Saber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20172210025</text:p>
          </table:table-cell>
          <table:table-cell table:style-name="ce6" office:value-type="string" calcext:value-type="string">
            <text:p>GIOVANNA PETRAGLIA MOREIRA RIBEIRO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20121210028</text:p>
          </table:table-cell>
          <table:table-cell table:style-name="ce6" office:value-type="string" calcext:value-type="string">
            <text:p>Guilherme Caeiro de Mattos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20162210029</text:p>
          </table:table-cell>
          <table:table-cell table:style-name="ce6" office:value-type="string" calcext:value-type="string">
            <text:p>GUILHERME DE CARVALHO CORREIA DE MELO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20172210020</text:p>
          </table:table-cell>
          <table:table-cell table:style-name="ce6" office:value-type="string" calcext:value-type="string">
            <text:p>GUILHERME MATIAS KEMP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20161210030</text:p>
          </table:table-cell>
          <table:table-cell table:style-name="ce6" office:value-type="string" calcext:value-type="string">
            <text:p>GUILHERME TEL SOUZA FERREIRA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20171210015</text:p>
          </table:table-cell>
          <table:table-cell table:style-name="ce6" office:value-type="string" calcext:value-type="string">
            <text:p>GUSTAVO NASCIMENTO GROTH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20172210007</text:p>
          </table:table-cell>
          <table:table-cell table:style-name="ce6" office:value-type="string" calcext:value-type="string">
            <text:p>HELENA COUTRIN WADY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20152210024</text:p>
          </table:table-cell>
          <table:table-cell table:style-name="ce6" office:value-type="string" calcext:value-type="string">
            <text:p>HELIO GARCIA BATISTA</text:p>
          </table:table-cell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20172210040</text:p>
          </table:table-cell>
          <table:table-cell table:style-name="ce6" office:value-type="string" calcext:value-type="string">
            <text:p>HENRIQUE SOARES RODRIGUES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20142210020</text:p>
          </table:table-cell>
          <table:table-cell table:style-name="ce6" office:value-type="string" calcext:value-type="string">
            <text:p>HIAGO DE OLIVEIRA CARVALHO</text:p>
          </table:table-cell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20131210005</text:p>
          </table:table-cell>
          <table:table-cell table:style-name="ce6" office:value-type="string" calcext:value-type="string">
            <text:p>HUGO JOSE DOS SANTOS PEREIRA BERTOCHE</text:p>
          </table:table-cell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20131210008</text:p>
          </table:table-cell>
          <table:table-cell table:style-name="ce6" office:value-type="string" calcext:value-type="string">
            <text:p>Ian Andrade Obraczka</text:p>
          </table:table-cell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20131210033</text:p>
          </table:table-cell>
          <table:table-cell table:style-name="ce6" office:value-type="string" calcext:value-type="string">
            <text:p>Igor Balteiro Pereira de Campos</text:p>
          </table:table-cell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20122210008</text:p>
          </table:table-cell>
          <table:table-cell table:style-name="ce6" office:value-type="string" calcext:value-type="string">
            <text:p>Igor dos Santos de Castro</text:p>
          </table:table-cell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20172210851</text:p>
          </table:table-cell>
          <table:table-cell table:style-name="ce6" office:value-type="string" calcext:value-type="string">
            <text:p>Igor Marracho Carriço Cesar</text:p>
          </table:table-cell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20162210030</text:p>
          </table:table-cell>
          <table:table-cell table:style-name="ce6" office:value-type="string" calcext:value-type="string">
            <text:p>IGHOR GARCIA MESQUITA OSTWALD CORBAL</text:p>
          </table:table-cell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20142210030</text:p>
          </table:table-cell>
          <table:table-cell table:style-name="ce6" office:value-type="string" calcext:value-type="string">
            <text:p>IGOR AUGUSTO PASSOS</text:p>
          </table:table-cell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20171210027</text:p>
          </table:table-cell>
          <table:table-cell table:style-name="ce6" office:value-type="string" calcext:value-type="string">
            <text:p>IGOR MATHEUS DE SOUZA FERREIRA DORBACAO</text:p>
          </table:table-cell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20172210001</text:p>
          </table:table-cell>
          <table:table-cell table:style-name="ce6" office:value-type="string" calcext:value-type="string">
            <text:p>Iury Amâncio Paiva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20162210017</text:p>
          </table:table-cell>
          <table:table-cell table:style-name="ce6" office:value-type="string" calcext:value-type="string">
            <text:p>JASMINE COSTA DO CARMO GUIMARAES</text:p>
          </table:table-cell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20122210017</text:p>
          </table:table-cell>
          <table:table-cell table:style-name="ce6" office:value-type="string" calcext:value-type="string">
            <text:p>Jessica Araújo Leite</text:p>
          </table:table-cell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20161210015</text:p>
          </table:table-cell>
          <table:table-cell table:style-name="ce6" office:value-type="string" calcext:value-type="string">
            <text:p>JEAN CARLOS SILVA DE SOUZA</text:p>
          </table:table-cell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20171210028</text:p>
          </table:table-cell>
          <table:table-cell table:style-name="ce6" office:value-type="string" calcext:value-type="string">
            <text:p>JOAO GABRIEL DE JESUS SILVA</text:p>
          </table:table-cell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20152210015</text:p>
          </table:table-cell>
          <table:table-cell table:style-name="ce6" office:value-type="string" calcext:value-type="string">
            <text:p>JOAO GABRIEL PASSOS COSENDEY BROUCK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20171210008</text:p>
          </table:table-cell>
          <table:table-cell table:style-name="ce6" office:value-type="string" calcext:value-type="string">
            <text:p>JOAO LUCAS MATERA MOUTINHO</text:p>
          </table:table-cell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20171210022</text:p>
          </table:table-cell>
          <table:table-cell table:style-name="ce6" office:value-type="string" calcext:value-type="string">
            <text:p>JOAO PEDRO GIL BRANDAO</text:p>
          </table:table-cell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20171210021</text:p>
          </table:table-cell>
          <table:table-cell table:style-name="ce6" office:value-type="string" calcext:value-type="string">
            <text:p>JOAO PEDRO PORTO CAMPOS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20171210031</text:p>
          </table:table-cell>
          <table:table-cell table:style-name="ce6" office:value-type="string" calcext:value-type="string">
            <text:p>JOAO VITOR OLIVEIRA FERREIRA</text:p>
          </table:table-cell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20171210016</text:p>
          </table:table-cell>
          <table:table-cell table:style-name="ce6" office:value-type="string" calcext:value-type="string">
            <text:p>JOAO VITOR SILVA DE SOUSA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20142210029</text:p>
          </table:table-cell>
          <table:table-cell table:style-name="ce6" office:value-type="string" calcext:value-type="string">
            <text:p>JONATHAM PETZOLD DE SOUZA DOS SANTOS</text:p>
          </table:table-cell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20162210001</text:p>
          </table:table-cell>
          <table:table-cell table:style-name="ce6" office:value-type="string" calcext:value-type="string">
            <text:p>JONATHAN LUIZ BRAGA DOS SANTOS</text:p>
          </table:table-cell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20171210017</text:p>
          </table:table-cell>
          <table:table-cell table:style-name="ce6" office:value-type="string" calcext:value-type="string">
            <text:p>JONATHAS DE ARAUJO SOARES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20171210006</text:p>
          </table:table-cell>
          <table:table-cell table:style-name="ce6" office:value-type="string" calcext:value-type="string">
            <text:p>JORGE AUGUSTO OLIVEIRA BORGES</text:p>
          </table:table-cell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20122210010</text:p>
          </table:table-cell>
          <table:table-cell table:style-name="ce6" office:value-type="string" calcext:value-type="string">
            <text:p>Julia Cortazio Viana</text:p>
          </table:table-cell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20132210850</text:p>
          </table:table-cell>
          <table:table-cell table:style-name="ce6" office:value-type="string" calcext:value-type="string">
            <text:p>Juliana Gonçalves dos Santos</text:p>
          </table:table-cell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20162210021</text:p>
          </table:table-cell>
          <table:table-cell table:style-name="ce6" office:value-type="string" calcext:value-type="string">
            <text:p>JUAN GARCIA TRINDADE E SILVA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20172210032</text:p>
          </table:table-cell>
          <table:table-cell table:style-name="ce6" office:value-type="string" calcext:value-type="string">
            <text:p>JULIO CESAR GOMES DOS SANTOS JUNIOR</text:p>
          </table:table-cell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20152210004</text:p>
          </table:table-cell>
          <table:table-cell table:style-name="ce6" office:value-type="string" calcext:value-type="string">
            <text:p>JULIO CESAR PEREIRA ANDRADE JUNIOR</text:p>
          </table:table-cell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20141210015</text:p>
          </table:table-cell>
          <table:table-cell table:style-name="ce6" office:value-type="string" calcext:value-type="string">
            <text:p>JULIO GONCALVES CAMPOS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20162210006</text:p>
          </table:table-cell>
          <table:table-cell table:style-name="ce6" office:value-type="string" calcext:value-type="string">
            <text:p>KIM MONTEIRO JULIANO</text:p>
          </table:table-cell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20151210009</text:p>
          </table:table-cell>
          <table:table-cell table:style-name="ce6" office:value-type="string" calcext:value-type="string">
            <text:p>LAIS BRUM CARACIKI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20161210027</text:p>
          </table:table-cell>
          <table:table-cell table:style-name="ce6" office:value-type="string" calcext:value-type="string">
            <text:p>LAWRENCE TAVARES DA SILVA REZENDE PONTES</text:p>
          </table:table-cell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20131210020</text:p>
          </table:table-cell>
          <table:table-cell table:style-name="ce6" office:value-type="string" calcext:value-type="string">
            <text:p>Leonardo dos Anjos Tetéo</text:p>
          </table:table-cell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20172210012</text:p>
          </table:table-cell>
          <table:table-cell table:style-name="ce6" office:value-type="string" calcext:value-type="string">
            <text:p>LEONARDO DE LANNA FERRAZ</text:p>
          </table:table-cell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20141210021</text:p>
          </table:table-cell>
          <table:table-cell table:style-name="ce6" office:value-type="string" calcext:value-type="string">
            <text:p>LEONARDO FELIPE MENEZES DOS SANTOS</text:p>
          </table:table-cell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20171210039</text:p>
          </table:table-cell>
          <table:table-cell table:style-name="ce6" office:value-type="string" calcext:value-type="string">
            <text:p>LEONY SANTOS DO NASCIMENTO</text:p>
          </table:table-cell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20152210020</text:p>
          </table:table-cell>
          <table:table-cell table:style-name="ce6" office:value-type="string" calcext:value-type="string">
            <text:p>LETICIA SILVERIO MOREIRA</text:p>
          </table:table-cell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20121210022</text:p>
          </table:table-cell>
          <table:table-cell table:style-name="ce6" office:value-type="string" calcext:value-type="string">
            <text:p>Lucas Alves Moreira de Souza</text:p>
          </table:table-cell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20132210021</text:p>
          </table:table-cell>
          <table:table-cell table:style-name="ce6" office:value-type="string" calcext:value-type="string">
            <text:p>Lucas Carvalho de Vasconcellos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20111210024</text:p>
          </table:table-cell>
          <table:table-cell table:style-name="ce6" office:value-type="string" calcext:value-type="string">
            <text:p>Lucas Ciarlini Guilhon</text:p>
          </table:table-cell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20132210026</text:p>
          </table:table-cell>
          <table:table-cell table:style-name="ce6" office:value-type="string" calcext:value-type="string">
            <text:p>Lucas dos Santos Nascimento</text:p>
          </table:table-cell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20132210009</text:p>
          </table:table-cell>
          <table:table-cell table:style-name="ce6" office:value-type="string" calcext:value-type="string">
            <text:p>Lucas dos Santos Salgado</text:p>
          </table:table-cell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20122210004</text:p>
          </table:table-cell>
          <table:table-cell table:style-name="ce6" office:value-type="string" calcext:value-type="string">
            <text:p>Luis Filipe Oliveira da Silva</text:p>
          </table:table-cell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20111210025</text:p>
          </table:table-cell>
          <table:table-cell table:style-name="ce6" office:value-type="string" calcext:value-type="string">
            <text:p>Luiz Carlos Queiroz Cunha Filho</text:p>
          </table:table-cell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20172210850</text:p>
          </table:table-cell>
          <table:table-cell table:style-name="ce6" office:value-type="string" calcext:value-type="string">
            <text:p>Luiz Fernando Carneiro da Cunha Neto</text:p>
          </table:table-cell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20141210019</text:p>
          </table:table-cell>
          <table:table-cell table:style-name="ce6" office:value-type="string" calcext:value-type="string">
            <text:p>LUAN CHRISTIAN DE FREITAS BORGES</text:p>
          </table:table-cell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20141210001</text:p>
          </table:table-cell>
          <table:table-cell table:style-name="ce6" office:value-type="string" calcext:value-type="string">
            <text:p>LUCAS DE ALMEIDA LINS</text:p>
          </table:table-cell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20152210023</text:p>
          </table:table-cell>
          <table:table-cell table:style-name="ce6" office:value-type="string" calcext:value-type="string">
            <text:p>LUCAS DE SOUZA RIBEIRO</text:p>
          </table:table-cell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20162210011</text:p>
          </table:table-cell>
          <table:table-cell table:style-name="ce6" office:value-type="string" calcext:value-type="string">
            <text:p>LUCAS DOS SANTOS FORAIN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20161210028</text:p>
          </table:table-cell>
          <table:table-cell table:style-name="ce6" office:value-type="string" calcext:value-type="string">
            <text:p>LUCAS FERREIRA DA SILVA PIMENTA</text:p>
          </table:table-cell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20161210034</text:p>
          </table:table-cell>
          <table:table-cell table:style-name="ce6" office:value-type="string" calcext:value-type="string">
            <text:p>LUCAS GUILHERME DE AZEVEDO</text:p>
          </table:table-cell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20161210036</text:p>
          </table:table-cell>
          <table:table-cell table:style-name="ce6" office:value-type="string" calcext:value-type="string">
            <text:p>LUCAS LOPES DE MORAIS</text:p>
          </table:table-cell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20161210017</text:p>
          </table:table-cell>
          <table:table-cell table:style-name="ce6" office:value-type="string" calcext:value-type="string">
            <text:p>LUCAS MARQUES GONZALEZ</text:p>
          </table:table-cell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20172210035</text:p>
          </table:table-cell>
          <table:table-cell table:style-name="ce6" office:value-type="string" calcext:value-type="string">
            <text:p>LUCAS RAMALHO SOARES</text:p>
          </table:table-cell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20171210024</text:p>
          </table:table-cell>
          <table:table-cell table:style-name="ce6" office:value-type="string" calcext:value-type="string">
            <text:p>LUIS PAULO BRAGA DE OLIVEIRA DA SILVA</text:p>
          </table:table-cell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20151210019</text:p>
          </table:table-cell>
          <table:table-cell table:style-name="ce6" office:value-type="string" calcext:value-type="string">
            <text:p>LUIZ CARLOS DEGOU JUNIOR</text:p>
          </table:table-cell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20172210023</text:p>
          </table:table-cell>
          <table:table-cell table:style-name="ce6" office:value-type="string" calcext:value-type="string">
            <text:p>LUIZ FELIPPE BARBOSA NASCIMENTO</text:p>
          </table:table-cell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20162210028</text:p>
          </table:table-cell>
          <table:table-cell table:style-name="ce6" office:value-type="string" calcext:value-type="string">
            <text:p>LUIZ GUSTAVO HORA GALVAO TORRES</text:p>
          </table:table-cell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20142210031</text:p>
          </table:table-cell>
          <table:table-cell table:style-name="ce6" office:value-type="string" calcext:value-type="string">
            <text:p>LUO HAIBO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20121210016</text:p>
          </table:table-cell>
          <table:table-cell table:style-name="ce6" office:value-type="string" calcext:value-type="string">
            <text:p>Marcelo de Castro Endson</text:p>
          </table:table-cell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20111210026</text:p>
          </table:table-cell>
          <table:table-cell table:style-name="ce6" office:value-type="string" calcext:value-type="string">
            <text:p>Maria Das Graças Menezes Leal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20152210028</text:p>
          </table:table-cell>
          <table:table-cell table:style-name="ce6" office:value-type="string" calcext:value-type="string">
            <text:p>MAGNO NASCIMENTO DE AZEVEDO CRUZ</text:p>
          </table:table-cell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20162210003</text:p>
          </table:table-cell>
          <table:table-cell table:style-name="ce6" office:value-type="string" calcext:value-type="string">
            <text:p>MARCELO BRUNO COSTA E SILVA</text:p>
          </table:table-cell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20171210041</text:p>
          </table:table-cell>
          <table:table-cell table:style-name="ce6" office:value-type="string" calcext:value-type="string">
            <text:p>MARCIO BOLOGNESE FERNANDES</text:p>
          </table:table-cell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20152210010</text:p>
          </table:table-cell>
          <table:table-cell table:style-name="ce6" office:value-type="string" calcext:value-type="string">
            <text:p>MARCOS HENRIQUE BASTOS DE SA SILVA</text:p>
          </table:table-cell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20161210021</text:p>
          </table:table-cell>
          <table:table-cell table:style-name="ce6" office:value-type="string" calcext:value-type="string">
            <text:p>MARCOS JOSE MOURA PINHO JUNIOR</text:p>
          </table:table-cell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20172210026</text:p>
          </table:table-cell>
          <table:table-cell table:style-name="ce6" office:value-type="string" calcext:value-type="string">
            <text:p>MARCOS VINICIUS MARINHO GIL</text:p>
          </table:table-cell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20152210027</text:p>
          </table:table-cell>
          <table:table-cell table:style-name="ce6" office:value-type="string" calcext:value-type="string">
            <text:p>MARIA LUIZA LOPES E SILVA</text:p>
          </table:table-cell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20152210019</text:p>
          </table:table-cell>
          <table:table-cell table:style-name="ce6" office:value-type="string" calcext:value-type="string">
            <text:p>MARIANA CARDOSO PINHEIRO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20161210007</text:p>
          </table:table-cell>
          <table:table-cell table:style-name="ce6" office:value-type="string" calcext:value-type="string">
            <text:p>MARIANA SOUZA DE OLIVEIRA</text:p>
          </table:table-cell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20141210029</text:p>
          </table:table-cell>
          <table:table-cell table:style-name="ce6" office:value-type="string" calcext:value-type="string">
            <text:p>MARINA SARTORI FILGUEIRAS</text:p>
          </table:table-cell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20152210014</text:p>
          </table:table-cell>
          <table:table-cell table:style-name="ce6" office:value-type="string" calcext:value-type="string">
            <text:p>MATEUS DOS SANTOS DORNELES</text:p>
          </table:table-cell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20171210005</text:p>
          </table:table-cell>
          <table:table-cell table:style-name="ce6" office:value-type="string" calcext:value-type="string">
            <text:p>MATHEUS CARVALHO GOMES MOREIRA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20152210035</text:p>
          </table:table-cell>
          <table:table-cell table:style-name="ce6" office:value-type="string" calcext:value-type="string">
            <text:p>MATHEUS DE CASTRO LANDRINI</text:p>
          </table:table-cell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20151210015</text:p>
          </table:table-cell>
          <table:table-cell table:style-name="ce6" office:value-type="string" calcext:value-type="string">
            <text:p>MATHEUS FERNANDES DE SOUZA</text:p>
          </table:table-cell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20172210003</text:p>
          </table:table-cell>
          <table:table-cell table:style-name="ce6" office:value-type="string" calcext:value-type="string">
            <text:p>MATHEUS OLIVEIRA DE SOUZA</text:p>
          </table:table-cell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20172210011</text:p>
          </table:table-cell>
          <table:table-cell table:style-name="ce6" office:value-type="string" calcext:value-type="string">
            <text:p>MATHEUS SOARES DE SOUZA</text:p>
          </table:table-cell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20121210005</text:p>
          </table:table-cell>
          <table:table-cell table:style-name="ce6" office:value-type="string" calcext:value-type="string">
            <text:p>Michel Augusto Queiroz Morais</text:p>
          </table:table-cell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20161210035</text:p>
          </table:table-cell>
          <table:table-cell table:style-name="ce6" office:value-type="string" calcext:value-type="string">
            <text:p>MILA SOARES DE OLIVEIRA DE SOUZA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20172210033</text:p>
          </table:table-cell>
          <table:table-cell table:style-name="ce6" office:value-type="string" calcext:value-type="string">
            <text:p>MYLENE MARIA GOIS DE BRITO</text:p>
          </table:table-cell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20122210024</text:p>
          </table:table-cell>
          <table:table-cell table:style-name="ce6" office:value-type="string" calcext:value-type="string">
            <text:p>Natália Dias da Costa</text:p>
          </table:table-cell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20131210019</text:p>
          </table:table-cell>
          <table:table-cell table:style-name="ce6" office:value-type="string" calcext:value-type="string">
            <text:p>Paula Dias de Figueiredo</text:p>
          </table:table-cell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20141210012</text:p>
          </table:table-cell>
          <table:table-cell table:style-name="ce6" office:value-type="string" calcext:value-type="string">
            <text:p>PAMELLA SANTOS ALFAIA</text:p>
          </table:table-cell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20152210025</text:p>
          </table:table-cell>
          <table:table-cell table:style-name="ce6" office:value-type="string" calcext:value-type="string">
            <text:p>PAULO GABRIEL ALVES FONTANA</text:p>
          </table:table-cell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20162210036</text:p>
          </table:table-cell>
          <table:table-cell table:style-name="ce6" office:value-type="string" calcext:value-type="string">
            <text:p>PAULO HENRIQUE MARQUES MADEIRA</text:p>
          </table:table-cell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20162210024</text:p>
          </table:table-cell>
          <table:table-cell table:style-name="ce6" office:value-type="string" calcext:value-type="string">
            <text:p>PAULO ROBERTO DE SOUZA SCALERCIO</text:p>
          </table:table-cell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20131210030</text:p>
          </table:table-cell>
          <table:table-cell table:style-name="ce6" office:value-type="string" calcext:value-type="string">
            <text:p>Pedro Arthur Rangel Linhares Lima</text:p>
          </table:table-cell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20161210008</text:p>
          </table:table-cell>
          <table:table-cell table:style-name="ce6" office:value-type="string" calcext:value-type="string">
            <text:p>Pedro Henrique Mendes Leal</text:p>
          </table:table-cell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20141210023</text:p>
          </table:table-cell>
          <table:table-cell table:style-name="ce6" office:value-type="string" calcext:value-type="string">
            <text:p>PEDRO HENRIQUE SALVIANO FERREIRA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20172210031</text:p>
          </table:table-cell>
          <table:table-cell table:style-name="ce6" office:value-type="string" calcext:value-type="string">
            <text:p>PEDRO HENRIQUE SENNA DOS SANTOS</text:p>
          </table:table-cell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20162210031</text:p>
          </table:table-cell>
          <table:table-cell table:style-name="ce6" office:value-type="string" calcext:value-type="string">
            <text:p>PEDRO MAIA CASTRO ARAUJO</text:p>
          </table:table-cell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20171210030</text:p>
          </table:table-cell>
          <table:table-cell table:style-name="ce6" office:value-type="string" calcext:value-type="string">
            <text:p>PEDRO PAULO ARAUJO DE ANDRADE</text:p>
          </table:table-cell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20152210018</text:p>
          </table:table-cell>
          <table:table-cell table:style-name="ce6" office:value-type="string" calcext:value-type="string">
            <text:p>PILLAR BENEDETTI VASCONCELLOS LUZ</text:p>
          </table:table-cell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20131210034</text:p>
          </table:table-cell>
          <table:table-cell table:style-name="ce6" office:value-type="string" calcext:value-type="string">
            <text:p>Priscila Coelho Dair</text:p>
          </table:table-cell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20162210037</text:p>
          </table:table-cell>
          <table:table-cell table:style-name="ce6" office:value-type="string" calcext:value-type="string">
            <text:p>Quezia Magalhães da Silveira</text:p>
          </table:table-cell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20102210025</text:p>
          </table:table-cell>
          <table:table-cell table:style-name="ce6" office:value-type="string" calcext:value-type="string">
            <text:p>Rafael da Silva Oliveira</text:p>
          </table:table-cell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20132210034</text:p>
          </table:table-cell>
          <table:table-cell table:style-name="ce6" office:value-type="string" calcext:value-type="string">
            <text:p>Rafael Lima da Silva Ribeiro</text:p>
          </table:table-cell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20112210028</text:p>
          </table:table-cell>
          <table:table-cell table:style-name="ce6" office:value-type="string" calcext:value-type="string">
            <text:p>Raquel Godoy Thiele de Almeida</text:p>
          </table:table-cell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20171210001</text:p>
          </table:table-cell>
          <table:table-cell table:style-name="ce6" office:value-type="string" calcext:value-type="string">
            <text:p>RAFAEL CANTANHEDE VENTURA SIQUEIRA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20151210001</text:p>
          </table:table-cell>
          <table:table-cell table:style-name="ce6" office:value-type="string" calcext:value-type="string">
            <text:p>RAFAEL SALAZAR STAVALE</text:p>
          </table:table-cell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20171210032</text:p>
          </table:table-cell>
          <table:table-cell table:style-name="ce6" office:value-type="string" calcext:value-type="string">
            <text:p>RAYANNE DA SILVA SANTOS</text:p>
          </table:table-cell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20132210008</text:p>
          </table:table-cell>
          <table:table-cell table:style-name="ce6" office:value-type="string" calcext:value-type="string">
            <text:p>Rebecca da Cruz Fernandes Pantoja</text:p>
          </table:table-cell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20171210011</text:p>
          </table:table-cell>
          <table:table-cell table:style-name="ce6" office:value-type="string" calcext:value-type="string">
            <text:p>RENAN MADEIRO HATHERLY</text:p>
          </table:table-cell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20151210010</text:p>
          </table:table-cell>
          <table:table-cell table:style-name="ce6" office:value-type="string" calcext:value-type="string">
            <text:p>RENARD SEBASTIAN PESSOA FERREIRA</text:p>
          </table:table-cell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20142210003</text:p>
          </table:table-cell>
          <table:table-cell table:style-name="ce6" office:value-type="string" calcext:value-type="string">
            <text:p>RENATA EMANUELLE VASCONCELLOS ANHON</text:p>
          </table:table-cell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20162210038</text:p>
          </table:table-cell>
          <table:table-cell table:style-name="ce6" office:value-type="string" calcext:value-type="string">
            <text:p>RENATO ALEXANDRE DE DEUS JUNIOR</text:p>
          </table:table-cell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20162210002</text:p>
          </table:table-cell>
          <table:table-cell table:style-name="ce6" office:value-type="string" calcext:value-type="string">
            <text:p>RENNAN DANIEL ALMEIDA DOS SANTOS</text:p>
          </table:table-cell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20111210035</text:p>
          </table:table-cell>
          <table:table-cell table:style-name="ce6" office:value-type="string" calcext:value-type="string">
            <text:p>Ricardo Guimarães Conte</text:p>
          </table:table-cell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20172210009</text:p>
          </table:table-cell>
          <table:table-cell table:style-name="ce6" office:value-type="string" calcext:value-type="string">
            <text:p>Ricardo Martins Rosa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20161210006</text:p>
          </table:table-cell>
          <table:table-cell table:style-name="ce6" office:value-type="string" calcext:value-type="string">
            <text:p>Rita de Cassia Menezes Soares</text:p>
          </table:table-cell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20142210004</text:p>
          </table:table-cell>
          <table:table-cell table:style-name="ce6" office:value-type="string" calcext:value-type="string">
            <text:p>RICARDO AUGUSTO BLEI SANT ANNA DAS NEVES</text:p>
          </table:table-cell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20151210017</text:p>
          </table:table-cell>
          <table:table-cell table:style-name="ce6" office:value-type="string" calcext:value-type="string">
            <text:p>RICARDO DOS SANTOS BRAMBILA</text:p>
          </table:table-cell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20162210022</text:p>
          </table:table-cell>
          <table:table-cell table:style-name="ce6" office:value-type="string" calcext:value-type="string">
            <text:p>Rodrigo Gomes Cezar</text:p>
          </table:table-cell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20112210032</text:p>
          </table:table-cell>
          <table:table-cell table:style-name="ce6" office:value-type="string" calcext:value-type="string">
            <text:p>Rodrigo Henrique de Souza Amaral</text:p>
          </table:table-cell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20132210016</text:p>
          </table:table-cell>
          <table:table-cell table:style-name="ce6" office:value-type="string" calcext:value-type="string">
            <text:p>Rodrigo Marques da Silva</text:p>
          </table:table-cell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20101210024</text:p>
          </table:table-cell>
          <table:table-cell table:style-name="ce6" office:value-type="string" calcext:value-type="string">
            <text:p>Rodrigo Phídias da Silva</text:p>
          </table:table-cell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20132210700</text:p>
          </table:table-cell>
          <table:table-cell table:style-name="ce6" office:value-type="string" calcext:value-type="string">
            <text:p>Rogério Marcos de Farias da Silva</text:p>
          </table:table-cell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20162210018</text:p>
          </table:table-cell>
          <table:table-cell table:style-name="ce6" office:value-type="string" calcext:value-type="string">
            <text:p>ROBERTA DIAS RICARDO PEREIRA</text:p>
          </table:table-cell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20171210004</text:p>
          </table:table-cell>
          <table:table-cell table:style-name="ce6" office:value-type="string" calcext:value-type="string">
            <text:p>ROBSON ALEXANDRE DA ROCHA REIS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20142210017</text:p>
          </table:table-cell>
          <table:table-cell table:style-name="ce6" office:value-type="string" calcext:value-type="string">
            <text:p>RODRIGO DOS SANTOS OLIVEIRA</text:p>
          </table:table-cell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20142210026</text:p>
          </table:table-cell>
          <table:table-cell table:style-name="ce6" office:value-type="string" calcext:value-type="string">
            <text:p>RODRIGO RIBEIRO SILVA</text:p>
          </table:table-cell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20151210007</text:p>
          </table:table-cell>
          <table:table-cell table:style-name="ce6" office:value-type="string" calcext:value-type="string">
            <text:p>ROMULO LUIZ MENDONCA DE BRITO</text:p>
          </table:table-cell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20151210022</text:p>
          </table:table-cell>
          <table:table-cell table:style-name="ce6" office:value-type="string" calcext:value-type="string">
            <text:p>SABRINA LAPA DA COSTA E SILVA</text:p>
          </table:table-cell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20131210006</text:p>
          </table:table-cell>
          <table:table-cell table:style-name="ce6" office:value-type="string" calcext:value-type="string">
            <text:p>Thais Mester Barbosa</text:p>
          </table:table-cell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20102210033</text:p>
          </table:table-cell>
          <table:table-cell table:style-name="ce6" office:value-type="string" calcext:value-type="string">
            <text:p>Thiago da Silva Brito</text:p>
          </table:table-cell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20122210028</text:p>
          </table:table-cell>
          <table:table-cell table:style-name="ce6" office:value-type="string" calcext:value-type="string">
            <text:p>Thiago Marçal Passos</text:p>
          </table:table-cell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20142210002</text:p>
          </table:table-cell>
          <table:table-cell table:style-name="ce6" office:value-type="string" calcext:value-type="string">
            <text:p>THAIS DE SOUZA DELUCA FERREIRA</text:p>
          </table:table-cell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20151210024</text:p>
          </table:table-cell>
          <table:table-cell table:style-name="ce6" office:value-type="string" calcext:value-type="string">
            <text:p>THAIS DE SOUZA SIMÕES</text:p>
          </table:table-cell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20142210024</text:p>
          </table:table-cell>
          <table:table-cell table:style-name="ce6" office:value-type="string" calcext:value-type="string">
            <text:p>THIAGO ALBUQUERQUE DE LIMA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20171210034</text:p>
          </table:table-cell>
          <table:table-cell table:style-name="ce6" office:value-type="string" calcext:value-type="string">
            <text:p>THIAGO DE ARAUJO SEVERO DOS SANTOS</text:p>
          </table:table-cell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20172210024</text:p>
          </table:table-cell>
          <table:table-cell table:style-name="ce6" office:value-type="string" calcext:value-type="string">
            <text:p>THIAGO DE MOURA PARRACHO</text:p>
          </table:table-cell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20172210005</text:p>
          </table:table-cell>
          <table:table-cell table:style-name="ce6" office:value-type="string" calcext:value-type="string">
            <text:p>THIAGO TARDIN DE SOUZA</text:p>
          </table:table-cell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20142210006</text:p>
          </table:table-cell>
          <table:table-cell table:style-name="ce6" office:value-type="string" calcext:value-type="string">
            <text:p>TIAGO RIBEIRO DA SILVA MELO</text:p>
          </table:table-cell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20141210011</text:p>
          </table:table-cell>
          <table:table-cell table:style-name="ce6" office:value-type="string" calcext:value-type="string">
            <text:p>TITO VIEIRA DE REZENDE NETO</text:p>
          </table:table-cell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20161210029</text:p>
          </table:table-cell>
          <table:table-cell table:style-name="ce6" office:value-type="string" calcext:value-type="string">
            <text:p>TOMAS SEPULVEDA MACHADO</text:p>
          </table:table-cell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20172210008</text:p>
          </table:table-cell>
          <table:table-cell table:style-name="ce6" office:value-type="string" calcext:value-type="string">
            <text:p>ULYSSES BARBOSA GOMES DE OLIVEIRA</text:p>
          </table:table-cell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20172210013</text:p>
          </table:table-cell>
          <table:table-cell table:style-name="ce6" office:value-type="string" calcext:value-type="string">
            <text:p>Umberto Maiolino Bloise</text:p>
          </table:table-cell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20161210019</text:p>
          </table:table-cell>
          <table:table-cell table:style-name="ce6" office:value-type="string" calcext:value-type="string">
            <text:p>VANESSA GUEDES DA SILVA</text:p>
          </table:table-cell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20131210037</text:p>
          </table:table-cell>
          <table:table-cell table:style-name="ce6" office:value-type="string" calcext:value-type="string">
            <text:p>Victor Garcia Farias</text:p>
          </table:table-cell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20132210031</text:p>
          </table:table-cell>
          <table:table-cell table:style-name="ce6" office:value-type="string" calcext:value-type="string">
            <text:p>Victor Hugo da Silva Brandão</text:p>
          </table:table-cell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20122210015</text:p>
          </table:table-cell>
          <table:table-cell table:style-name="ce6" office:value-type="string" calcext:value-type="string">
            <text:p>Victor Moreira Lourenço</text:p>
          </table:table-cell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20112210035</text:p>
          </table:table-cell>
          <table:table-cell table:style-name="ce6" office:value-type="string" calcext:value-type="string">
            <text:p>Vinícius Nicolau da Silva</text:p>
          </table:table-cell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20122210026</text:p>
          </table:table-cell>
          <table:table-cell table:style-name="ce6" office:value-type="string" calcext:value-type="string">
            <text:p>Vitor Crivano Mattos</text:p>
          </table:table-cell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20142210032</text:p>
          </table:table-cell>
          <table:table-cell table:style-name="ce6" office:value-type="string" calcext:value-type="string">
            <text:p>VICTOR AGUIAR SOUZA SPRINGER</text:p>
          </table:table-cell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20161210014</text:p>
          </table:table-cell>
          <table:table-cell table:style-name="ce6" office:value-type="string" calcext:value-type="string">
            <text:p>VICTOR CEZAR GUSMAO DE ANDRADE</text:p>
          </table:table-cell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20151210006</text:p>
          </table:table-cell>
          <table:table-cell table:style-name="ce6" office:value-type="string" calcext:value-type="string">
            <text:p>VICTOR CORREA FERNANDES</text:p>
          </table:table-cell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20171210033</text:p>
          </table:table-cell>
          <table:table-cell table:style-name="ce6" office:value-type="string" calcext:value-type="string">
            <text:p>VICTOR HUGO MARQUES ROSA LEITE</text:p>
          </table:table-cell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20171210012</text:p>
          </table:table-cell>
          <table:table-cell table:style-name="ce6" office:value-type="string" calcext:value-type="string">
            <text:p>VICTOR HUGO SOUZA WIRZ</text:p>
          </table:table-cell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20152210032</text:p>
          </table:table-cell>
          <table:table-cell table:style-name="ce6" office:value-type="string" calcext:value-type="string">
            <text:p>VINICIUS CONDINA DE ABREU E LIMA</text:p>
          </table:table-cell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20152210031</text:p>
          </table:table-cell>
          <table:table-cell table:style-name="ce6" office:value-type="string" calcext:value-type="string">
            <text:p>VINICIUS MARQUES ZAMITH</text:p>
          </table:table-cell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20141210014</text:p>
          </table:table-cell>
          <table:table-cell table:style-name="ce6" office:value-type="string" calcext:value-type="string">
            <text:p>VIVIAN BITTENCOURT POETZSCHER YUAN</text:p>
          </table:table-cell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20151210027</text:p>
          </table:table-cell>
          <table:table-cell table:style-name="ce6" office:value-type="string" calcext:value-type="string">
            <text:p>WALTER FELIX SODRE TORRES</text:p>
          </table:table-cell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20162210019</text:p>
          </table:table-cell>
          <table:table-cell table:style-name="ce6" office:value-type="string" calcext:value-type="string">
            <text:p>WESLEY DA SILVA SANTOS</text:p>
          </table:table-cell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20172210017</text:p>
          </table:table-cell>
          <table:table-cell table:style-name="ce6" office:value-type="string" calcext:value-type="string">
            <text:p>YANN LUIS PEREIRA LIMA</text:p>
          </table:table-cell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20132210027</text:p>
          </table:table-cell>
          <table:table-cell table:style-name="ce6" office:value-type="string" calcext:value-type="string">
            <text:p>YGOR ALEXANDER BESSA LACERDA</text:p>
          </table:table-cell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20132210033</text:p>
          </table:table-cell>
          <table:table-cell table:style-name="ce6" office:value-type="string" calcext:value-type="string">
            <text:p>Yuri Logatto Pamplona</text:p>
          </table:table-cell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20171210040</text:p>
          </table:table-cell>
          <table:table-cell table:style-name="ce6" office:value-type="string" calcext:value-type="string">
            <text:p>YURI FARIAS ARRUDA</text:p>
          </table:table-cell>
        </table:table-row>
        <table:table-row table:style-name="ro2" table:number-rows-repeated="104830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6:51:29.5967532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6:51:44.733107943</dc:date>
    <meta:editing-duration>PT3M40S</meta:editing-duration>
    <meta:editing-cycles>6</meta:editing-cycles>
    <meta:generator>LibreOffice/5.1.6.2$Linux_X86_64 LibreOffice_project/10m0$Build-2</meta:generator>
    <meta:document-statistic meta:table-count="1" meta:cell-count="806" meta:object-count="0"/>
  </office:meta>
</office:document-meta>
</file>